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83c" officeooo:paragraph-rsid="001b583c"/>
    </style:style>
    <style:style style:name="T1" style:family="text">
      <style:text-properties officeooo:rsid="001c3a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8:57:20.497739465</meta:creation-date>
    <dc:date>2020-02-20T08:58:04.312791412</dc:date>
    <meta:editing-duration>PT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